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86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01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currency-style style:name="N104P0" style:volatile="true">
      <number:number number:decimal-places="2" number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0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04P0"/>
    </number:currency-style>
    <style:style style:name="ce1" style:family="table-cell" style:parent-style-name="Default">
      <style:table-cell-properties fo:border="0.74pt solid #000000"/>
    </style:style>
    <style:style style:name="ce2" style:family="table-cell" style:parent-style-name="Default" style:data-style-name="N37">
      <style:table-cell-properties fo:border="0.74pt solid #000000"/>
    </style:style>
    <style:style style:name="ce3" style:family="table-cell" style:parent-style-name="Default" style:data-style-name="N104">
      <style:table-cell-properties fo:border="0.74pt solid #000000"/>
    </style:style>
    <style:style style:name="ce4" style:family="table-cell" style:parent-style-name="Default" style:data-style-name="N104"/>
    <style:style style:name="gr1" style:family="graphic" style:parent-style-name="Note">
      <style:graphic-properties fo:min-height="1.599cm" loext:decorative="false"/>
      <style:paragraph-properties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1"/>
        <table:table-column table:style-name="co2" table:number-columns-repeated="6" table:default-cell-style-name="ce3"/>
        <table:table-column table:style-name="co3" table:default-cell-style-name="ce3"/>
        <table:table-column table:style-name="co2" table:default-cell-style-name="ce4"/>
        <table:table-row table:style-name="ro1">
          <table:table-cell office:value-type="string" calcext:value-type="string">
            <text:p>Дата</text:p>
          </table:table-cell>
          <table:table-cell table:style-name="ce2" office:value-type="date" office:date-value="2024-03-01" calcext:value-type="date">
            <text:p>01.03.24</text:p>
          </table:table-cell>
          <table:table-cell table:style-name="ce2" office:value-type="date" office:date-value="2024-03-02" calcext:value-type="date">
            <text:p>02.03.24</text:p>
          </table:table-cell>
          <table:table-cell table:style-name="ce2" office:value-type="date" office:date-value="2024-03-03" calcext:value-type="date">
            <text:p>03.03.24</text:p>
          </table:table-cell>
          <table:table-cell table:style-name="ce2" office:value-type="date" office:date-value="2024-03-04" calcext:value-type="date">
            <text:p>04.03.24</text:p>
          </table:table-cell>
          <table:table-cell table:style-name="ce2" office:value-type="date" office:date-value="2024-03-05" calcext:value-type="date">
            <text:p>05.03.24</text:p>
          </table:table-cell>
          <table:table-cell table:style-name="ce2" office:value-type="date" office:date-value="2024-03-06" calcext:value-type="date">
            <text:p>06.03.24</text:p>
          </table:table-cell>
          <table:table-cell table:style-name="ce2" office:value-type="date" office:date-value="2024-03-07" calcext:value-type="date">
            <text:p>07.03.24</text:p>
          </table:table-cell>
          <table:table-cell table:style-name="Default" office:value-type="string" calcext:value-type="string">
            <text:p>За неделю</text:p>
          </table:table-cell>
        </table:table-row>
        <table:table-row table:style-name="ro1">
          <table:table-cell/>
          <table:table-cell table:style-name="ce1" table:number-columns-repeated="7"/>
          <table:table-cell table:style-name="Default"/>
        </table:table-row>
        <table:table-row table:style-name="ro1">
          <table:table-cell office:value-type="string" calcext:value-type="string">
            <text:p>Коммунальные услуги</text:p>
          </table:table-cell>
          <table:table-cell/>
          <table:table-cell office:value-type="currency" office:currency="RUB" office:value="5545" calcext:value-type="currency">
            <office:annotation draw:style-name="gr1" svg:width="2.899cm" svg:height="1.799cm" svg:x="8.982cm" svg:y="0cm" draw:caption-point-x="-0.61cm" draw:caption-point-y="0.913cm">
              <dc:creator>&lt;анонимный&gt;</dc:creator>
              <dc:date>2025-01-19T14:32:00</dc:date>
              <text:p>Коммуналка</text:p>
            </office:annotation>
            <text:p>5 545,00 ₽</text:p>
          </table:table-cell>
          <table:table-cell table:number-columns-repeated="5"/>
          <table:table-cell table:formula="of:=SUM([.C3:.H3])" office:value-type="currency" office:currency="RUB" office:value="5545" calcext:value-type="currency">
            <text:p>5 545,00 ₽</text:p>
          </table:table-cell>
        </table:table-row>
        <table:table-row table:style-name="ro1">
          <table:table-cell office:value-type="string" calcext:value-type="string">
            <text:p>Продукты</text:p>
          </table:table-cell>
          <table:table-cell office:value-type="currency" office:currency="RUB" office:value="400" calcext:value-type="currency">
            <office:annotation draw:style-name="gr1" svg:width="2.899cm" svg:height="1.799cm" svg:x="6.724cm" svg:y="0cm" draw:caption-point-x="-0.61cm" draw:caption-point-y="1.365cm">
              <dc:creator>&lt;анонимный&gt;</dc:creator>
              <dc:date>2025-01-19T14:34:00</dc:date>
              <text:p>Молоко, кефир, «Доширак», чай, булочки</text:p>
            </office:annotation>
            <text:p>400,00 ₽</text:p>
          </table:table-cell>
          <table:table-cell office:value-type="currency" office:currency="RUB" office:value="550" calcext:value-type="currency">
            <office:annotation draw:style-name="gr1" svg:width="2.899cm" svg:height="1.799cm" svg:x="8.982cm" svg:y="0cm" draw:caption-point-x="-0.61cm" draw:caption-point-y="1.365cm">
              <dc:creator>&lt;анонимный&gt;</dc:creator>
              <dc:date>2025-01-19T14:36:00</dc:date>
              <text:p>Макароны, овощи, курица</text:p>
              <text:p/>
            </office:annotation>
            <text:p>550,00 ₽</text:p>
          </table:table-cell>
          <table:table-cell office:value-type="currency" office:currency="RUB" office:value="315" calcext:value-type="currency">
            <office:annotation draw:style-name="gr1" svg:width="2.899cm" svg:height="1.799cm" svg:x="11.24cm" svg:y="0cm" draw:caption-point-x="-0.61cm" draw:caption-point-y="1.365cm">
              <dc:creator>&lt;анонимный&gt;</dc:creator>
              <dc:date>2025-01-19T14:37:00</dc:date>
              <text:p>Фастфуд</text:p>
            </office:annotation>
            <text:p>315,00 ₽</text:p>
          </table:table-cell>
          <table:table-cell office:value-type="currency" office:currency="RUB" office:value="623" calcext:value-type="currency">
            <office:annotation draw:style-name="gr1" svg:width="2.899cm" svg:height="2.176cm" svg:x="13.498cm" svg:y="0cm" draw:caption-point-x="-0.61cm" draw:caption-point-y="1.365cm">
              <dc:creator>&lt;анонимный&gt;</dc:creator>
              <dc:date>2025-01-19T14:39:00</dc:date>
              <text:p>Хлеб, колбаса, йогурт, рис, фасоль в банке, <text:s/>яйца</text:p>
              <text:p/>
            </office:annotation>
            <text:p>623,00 ₽</text:p>
          </table:table-cell>
          <table:table-cell office:value-type="currency" office:currency="RUB" office:value="273" calcext:value-type="currency">
            <office:annotation draw:style-name="gr1" svg:width="2.899cm" svg:height="1.799cm" svg:x="15.755cm" svg:y="0cm" draw:caption-point-x="-0.61cm" draw:caption-point-y="1.365cm">
              <dc:creator>&lt;анонимный&gt;</dc:creator>
              <dc:date>2025-01-19T14:41:00</dc:date>
              <text:p>Фрукты, овощи, молоко, гречка, консервы</text:p>
              <text:p/>
            </office:annotation>
            <text:p>273,00 ₽</text:p>
          </table:table-cell>
          <table:table-cell office:value-type="currency" office:currency="RUB" office:value="819" calcext:value-type="currency">
            <office:annotation draw:style-name="gr1" svg:width="2.899cm" svg:height="1.799cm" svg:x="18.013cm" svg:y="0cm" draw:caption-point-x="-0.61cm" draw:caption-point-y="1.365cm">
              <dc:creator>&lt;анонимный&gt;</dc:creator>
              <dc:date>2025-01-19T14:43:00</dc:date>
              <text:p>Макароны, овощи, яйца, фрукты, сыр, хлеб, молоко</text:p>
            </office:annotation>
            <text:p>819,00 ₽</text:p>
          </table:table-cell>
          <table:table-cell office:value-type="currency" office:currency="RUB" office:value="1462" calcext:value-type="currency">
            <office:annotation draw:style-name="gr1" svg:width="2.899cm" svg:height="2.176cm" svg:x="20.027cm" svg:y="0cm" draw:caption-point-x="-0.61cm" draw:caption-point-y="1.365cm">
              <dc:creator>&lt;анонимный&gt;</dc:creator>
              <dc:date>2025-01-19T14:45:00</dc:date>
              <text:p>Творог, мясо, макароны, кофе, печенье, растительное <text:s/>масло</text:p>
            </office:annotation>
            <text:p>1 462,00 ₽</text:p>
          </table:table-cell>
          <table:table-cell table:formula="of:=SUM([.B4:.H4])" office:value-type="currency" office:currency="RUB" office:value="4442" calcext:value-type="currency">
            <text:p>4 442,00 ₽</text:p>
          </table:table-cell>
        </table:table-row>
        <table:table-row table:style-name="ro1">
          <table:table-cell office:value-type="string" calcext:value-type="string">
            <text:p>Развлечения </text:p>
          </table:table-cell>
          <table:table-cell table:number-columns-repeated="3"/>
          <table:table-cell office:value-type="currency" office:currency="RUB" office:value="650" calcext:value-type="currency">
            <office:annotation draw:style-name="gr1" svg:width="2.899cm" svg:height="1.799cm" svg:x="13.498cm" svg:y="0.306cm" draw:caption-point-x="-0.61cm" draw:caption-point-y="1.51cm">
              <dc:creator>&lt;анонимный&gt;</dc:creator>
              <dc:date>2025-01-19T14:46:00</dc:date>
              <text:p>Музей</text:p>
            </office:annotation>
            <text:p>650,00 ₽</text:p>
          </table:table-cell>
          <table:table-cell table:number-columns-repeated="2"/>
          <table:table-cell office:value-type="currency" office:currency="RUB" office:value="950" calcext:value-type="currency">
            <office:annotation draw:style-name="gr1" svg:width="2.899cm" svg:height="1.799cm" svg:x="20.027cm" svg:y="0.306cm" draw:caption-point-x="-0.61cm" draw:caption-point-y="1.51cm">
              <dc:creator>&lt;анонимный&gt;</dc:creator>
              <dc:date>2025-01-19T14:47:00</dc:date>
              <text:p>Кино, кафе</text:p>
            </office:annotation>
            <text:p>950,00 ₽</text:p>
          </table:table-cell>
          <table:table-cell table:formula="of:=SUM([.E5:.H5])" office:value-type="currency" office:currency="RUB" office:value="1600" calcext:value-type="currency">
            <text:p>1 600,00 ₽</text:p>
          </table:table-cell>
        </table:table-row>
        <table:table-row table:style-name="ro1">
          <table:table-cell office:value-type="string" calcext:value-type="string">
            <text:p>Транспорт</text:p>
          </table:table-cell>
          <table:table-cell office:value-type="currency" office:currency="RUB" office:value="150" calcext:value-type="currency">
            <office:annotation draw:style-name="gr1" svg:width="2.899cm" svg:height="1.799cm" svg:x="6.724cm" svg:y="0.758cm" draw:caption-point-x="-0.61cm" draw:caption-point-y="1.51cm">
              <dc:creator>&lt;анонимный&gt;</dc:creator>
              <dc:date>2025-01-19T14:48:00</dc:date>
              <text:p>Такси</text:p>
            </office:annotation>
            <text:p>150,00 ₽</text:p>
          </table:table-cell>
          <table:table-cell/>
          <table:table-cell office:value-type="currency" office:currency="RUB" office:value="100" calcext:value-type="currency">
            <office:annotation draw:style-name="gr1" svg:width="2.899cm" svg:height="1.799cm" svg:x="11.24cm" svg:y="0.758cm" draw:caption-point-x="-0.61cm" draw:caption-point-y="1.51cm">
              <dc:creator>&lt;анонимный&gt;</dc:creator>
              <dc:date>2025-01-19T14:48:00</dc:date>
              <text:p>Такси</text:p>
            </office:annotation>
            <text:p>100,00 ₽</text:p>
          </table:table-cell>
          <table:table-cell table:number-columns-repeated="2"/>
          <table:table-cell office:value-type="currency" office:currency="RUB" office:value="245" calcext:value-type="currency">
            <office:annotation draw:style-name="gr1" svg:width="2.899cm" svg:height="1.799cm" svg:x="18.013cm" svg:y="0.758cm" draw:caption-point-x="-0.61cm" draw:caption-point-y="1.51cm">
              <dc:creator>&lt;анонимный&gt;</dc:creator>
              <dc:date>2025-01-19T14:48:00</dc:date>
              <text:p>Такси</text:p>
            </office:annotation>
            <text:p>245,00 ₽</text:p>
          </table:table-cell>
          <table:table-cell/>
          <table:table-cell table:formula="of:=SUM([.B6:.G6])" office:value-type="currency" office:currency="RUB" office:value="495" calcext:value-type="currency">
            <text:p>495,00 ₽</text:p>
          </table:table-cell>
        </table:table-row>
        <table:table-row table:style-name="ro1">
          <table:table-cell office:value-type="string" calcext:value-type="string">
            <text:p>Прочие расходы</text:p>
          </table:table-cell>
          <table:table-cell office:value-type="currency" office:currency="RUB" office:value="200" calcext:value-type="currency">
            <office:annotation draw:style-name="gr1" svg:width="2.899cm" svg:height="1.799cm" svg:x="6.724cm" svg:y="1.209cm" draw:caption-point-x="-0.61cm" draw:caption-point-y="1.51cm">
              <dc:creator>&lt;анонимный&gt;</dc:creator>
              <dc:date>2025-01-19T14:50:00</dc:date>
              <text:p>Покупка средств гигиены</text:p>
            </office:annotation>
            <text:p>200,00 ₽</text:p>
          </table:table-cell>
          <table:table-cell table:number-columns-repeated="2"/>
          <table:table-cell office:value-type="currency" office:currency="RUB" office:value="363" calcext:value-type="currency">
            <office:annotation draw:style-name="gr1" svg:width="2.899cm" svg:height="1.799cm" svg:x="13.498cm" svg:y="1.209cm" draw:caption-point-x="-0.61cm" draw:caption-point-y="1.51cm">
              <dc:creator>&lt;анонимный&gt;</dc:creator>
              <dc:date>2025-01-19T14:52:00</dc:date>
              <text:p>Кафе</text:p>
            </office:annotation>
            <text:p>363,00 ₽</text:p>
          </table:table-cell>
          <table:table-cell office:value-type="currency" office:currency="RUB" office:value="138" calcext:value-type="currency">
            <office:annotation draw:style-name="gr1" svg:width="2.899cm" svg:height="1.799cm" svg:x="15.755cm" svg:y="1.209cm" draw:caption-point-x="-0.61cm" draw:caption-point-y="1.51cm">
              <dc:creator>&lt;анонимный&gt;</dc:creator>
              <dc:date>2025-01-19T14:49:00</dc:date>
              <text:p>Канцелярия </text:p>
            </office:annotation>
            <text:p>138,00 ₽</text:p>
          </table:table-cell>
          <table:table-cell table:number-columns-repeated="2"/>
          <table:table-cell table:formula="of:=SUM([.B7:.H7])" office:value-type="currency" office:currency="RUB" office:value="701" calcext:value-type="currency">
            <text:p>701,00 ₽</text:p>
          </table:table-cell>
        </table:table-row>
        <table:table-row table:style-name="ro1">
          <table:table-cell table:number-columns-repeated="8"/>
          <table:table-cell table:style-name="Default"/>
        </table:table-row>
        <table:table-row table:style-name="ro1">
          <table:table-cell office:value-type="string" calcext:value-type="string">
            <text:p>Итого</text:p>
          </table:table-cell>
          <table:table-cell table:formula="of:=SUM([.B3:.B7])" office:value-type="currency" office:currency="RUB" office:value="750" calcext:value-type="currency">
            <text:p>750,00 ₽</text:p>
          </table:table-cell>
          <table:table-cell table:formula="of:=SUM([.C3:.C7])" office:value-type="currency" office:currency="RUB" office:value="6095" calcext:value-type="currency">
            <text:p>6 095,00 ₽</text:p>
          </table:table-cell>
          <table:table-cell table:formula="of:=SUM([.D3:.D7])" office:value-type="currency" office:currency="RUB" office:value="415" calcext:value-type="currency">
            <text:p>415,00 ₽</text:p>
          </table:table-cell>
          <table:table-cell table:formula="of:=SUM([.E3:.E7])" office:value-type="currency" office:currency="RUB" office:value="1636" calcext:value-type="currency">
            <text:p>1 636,00 ₽</text:p>
          </table:table-cell>
          <table:table-cell table:formula="of:=SUM([.F3:.F7])" office:value-type="currency" office:currency="RUB" office:value="411" calcext:value-type="currency">
            <text:p>411,00 ₽</text:p>
          </table:table-cell>
          <table:table-cell table:formula="of:=SUM([.G3:.G7])" office:value-type="currency" office:currency="RUB" office:value="1064" calcext:value-type="currency">
            <text:p>1 064,00 ₽</text:p>
          </table:table-cell>
          <table:table-cell table:formula="of:=SUM([.H3:.H7])" office:value-type="currency" office:currency="RUB" office:value="2412" calcext:value-type="currency">
            <text:p>2 412,00 ₽</text:p>
          </table:table-cell>
          <table:table-cell table:style-name="ce3" table:formula="of:=SUM([.I3:.I7])" office:value-type="currency" office:currency="RUB" office:value="12783" calcext:value-type="currency">
            <text:p>12 783,00 ₽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19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19T13:59:40.092000000</meta:creation-date>
    <dc:date>2025-01-19T16:17:52.822000000</dc:date>
    <meta:editing-duration>PT2H18M14S</meta:editing-duration>
    <meta:editing-cycles>1</meta:editing-cycles>
    <meta:document-statistic meta:table-count="1" meta:cell-count="44" meta:object-count="0"/>
    <meta:generator>LibreOffice/7.6.4.1$Windows_X86_64 LibreOffice_project/e19e193f88cd6c0525a17fb7a176ed8e6a3e2aa1</meta:generator>
  </office:meta>
</office:document-meta>
</file>